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Arial" style:font-name-complex="Arial" fo:color="#000000" style:font-size-complex="12pt" fo:language="en" fo:country="US"/>
    </style:style>
    <style:style style:name="P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3" style:parent-style-name="Hyperlink" style:family="text">
      <style:text-properties style:font-name="Arial" style:font-name-complex="Arial" fo:color="#4472C4" style:font-size-complex="12pt" fo:language="en" fo:country="US"/>
    </style:style>
    <style:style style:name="P4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Arial" style:font-name-complex="Arial" fo:color="#000000" style:font-size-complex="12pt" fo:language="en" fo:country="US"/>
    </style:style>
    <style:style style:name="P5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Arial" style:font-name-complex="Arial" fo:color="#000000" style:font-size-complex="12pt" fo:language="en" fo:country="US"/>
    </style:style>
    <style:style style:name="P6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7" style:parent-style-name="Fonteparág.padrão" style:family="text">
      <style:text-properties style:font-name="Arial" style:font-name-complex="Arial" fo:color="#000000" style:font-size-complex="12pt" fo:language="en" fo:country="US"/>
    </style:style>
    <style:style style:name="T8" style:parent-style-name="Hyperlink" style:family="text">
      <style:text-properties style:font-name="Arial" style:font-name-complex="Arial" fo:color="#4472C4" style:font-size-complex="12pt" fo:language="en" fo:country="US"/>
    </style:style>
    <style:style style:name="T9" style:parent-style-name="Hyperlink" style:family="text">
      <style:text-properties style:font-name="Arial" style:font-name-complex="Arial" fo:color="#4472C4" style:font-size-complex="12pt" fo:language="en" fo:country="US"/>
    </style:style>
    <style:style style:name="P10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Arial" style:font-name-complex="Arial" fo:color="#000000" style:font-size-complex="12pt" fo:language="en" fo:country="US"/>
    </style:style>
    <style:style style:name="P11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Arial" style:font-name-complex="Arial" fo:color="#000000" style:font-size-complex="12pt" fo:language="en" fo:country="US"/>
    </style:style>
    <style:style style:name="P1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Arial" style:font-name-complex="Arial" fo:color="#000000" style:font-size-complex="12pt" fo:language="en" fo:country="US"/>
    </style:style>
    <style:style style:name="P13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14" style:parent-style-name="Fonteparág.padrão" style:family="text">
      <style:text-properties style:font-name="Consolas" style:font-name-complex="Consolas" fo:color="#70AD47" style:letter-kerning="false" style:font-size-complex="12pt"/>
    </style:style>
  </office:automatic-styles>
  <office:body>
    <office:text text:use-soft-page-breaks="true">
      <text:p text:style-name="P1"><text:bookmark-start text:name="_Hlt11411058"/><text:bookmark-start text:name="_Hlt11411059"/><text:bookmark-start text:name="_Hlt11411063"/>For the general instructions on how to build the website, from a template:</text:p>
      <text:p text:style-name="P2"><text:a xlink:href="https://mmistakes.github.io/minimal-mistakes/docs/quick-start-guide/" office:target-frame-name="_top" xlink:show="replace"><text:span text:style-name="T3">https://mmistakes.github.io/minimal-mistakes/docs/quick-start-guide/</text:span></text:a><text:bookmark-end text:name="_Hlt11411058"/><text:bookmark-end text:name="_Hlt11411059"/><text:bookmark-end text:name="_Hlt11411063"/></text:p>
      <text:p text:style-name="P4"/>
      <text:p text:style-name="P5"/>
      <text:p text:style-name="P6"><text:span text:style-name="T7">For the use of icons, they use basically two methods. For details see:<text:s/></text:span><text:a xlink:href="https://idratherbewriting.com/documentation-theme-jekyll/mydoc_icons.html" office:target-frame-name="_top" xlink:show="replace"><text:span text:style-name="T8">https://idratherbewriti</text:span><text:span text:style-name="T9">ng.com/documentation-theme-jekyll/mydoc_icons.html</text:span></text:a></text:p>
      <text:p text:style-name="P10"/>
      <text:p text:style-name="P11"/>
      <text:p text:style-name="P12">To build, serve and incrementally edit the website:</text:p>
      <text:p text:style-name="P13"><text:span text:style-name="T14">bundle exec jekyll serve --incrementa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muelCarleial</dc:creator>
    <meta:creation-date>2019-06-14T11:24:00Z</meta:creation-date>
    <dc:date>2019-06-21T12:27:00Z</dc:date>
    <meta:template xlink:href="Normal.dotm" xlink:type="simple"/>
    <meta:editing-cycles>3</meta:editing-cycles>
    <meta:editing-duration>PT120S</meta:editing-duration>
    <meta:document-statistic meta:page-count="1" meta:paragraph-count="1" meta:word-count="87" meta:character-count="560" meta:row-count="3" meta:non-whitespace-character-count="474"/>
  </office:meta>
</office:document-meta>
</file>